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39cm"/>
    </style:style>
    <style:style style:name="gr3" style:family="graphic" style:parent-style-name="objectwithoutfill">
      <style:graphic-properties svg:stroke-width="0.051cm" draw:marker-start="" draw:marker-start-width="0.076cm" draw:marker-end-width="0.0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Symmetric_20_Arrow" draw:marker-start-width="0.33cm" draw:marker-end-width="0.076cm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3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477cm"/>
    </style:style>
    <style:style style:name="gr7" style:family="graphic" style:parent-style-name="objectwithoutfill">
      <style:graphic-properties draw:stroke="dash" draw:stroke-dash="Fine_20_Dashed_20__28_var_29_" svg:stroke-width="0.051cm" draw:marker-start="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="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="" draw:marker-start-width="0.279cm" draw:marker-end-width="0.279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863cm"/>
    </style:style>
    <style:style style:name="gr12" style:family="graphic" style:parent-style-name="standard">
      <style:graphic-properties svg:stroke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.837cm" svg:height="1.182cm" svg:x="2.116cm" svg:y="3.89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99cm" svg:height="1.199cm" svg:x="2.178cm" svg:y="3.951cm">
          <draw:text-box>
            <text:p text:style-name="P2"><text:span text:style-name="T1">Intercept/</text:span></text:p>
            <text:p text:style-name="P2"><text:span text:style-name="T1">Instrument</text:span></text:p>
          </draw:text-box>
        </draw:frame>
        <draw:custom-shape draw:style-name="gr1" draw:text-style-name="P1" draw:layer="layout" svg:width="1.878cm" svg:height="1.524cm" svg:x="0.516cm" svg:y="1.29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832cm" svg:height="0.789cm" svg:x="0.578cm" svg:y="1.651cm">
          <draw:text-box>
            <text:p text:style-name="P4"><text:span text:style-name="T1">Server</text:span></text:p>
          </draw:text-box>
        </draw:frame>
        <draw:custom-shape draw:style-name="gr1" draw:text-style-name="P1" draw:layer="layout" svg:width="3.266cm" svg:height="1.524cm" svg:x="4.716cm" svg:y="1.29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66cm" svg:height="0.789cm" svg:x="5.278cm" svg:y="1.651cm">
          <draw:text-box>
            <text:p text:style-name="P4"><text:span text:style-name="T1">Browser</text:span></text:p>
          </draw:text-box>
        </draw:frame>
        <draw:custom-shape draw:style-name="gr1" draw:text-style-name="P1" xml:id="id1" draw:id="id1" draw:layer="layout" svg:width="0.586cm" svg:height="1.524cm" svg:x="3.316cm" svg:y="1.29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91cm" svg:y1="2.856cm" svg:x2="3.791cm" svg:y2="3.872cm">
          <text:p/>
        </draw:line>
        <draw:line draw:style-name="gr4" draw:text-style-name="P1" draw:layer="layout" svg:x1="4.68cm" svg:y1="2.348cm" svg:x2="3.918cm" svg:y2="2.348cm">
          <text:p/>
        </draw:line>
        <draw:line draw:style-name="gr5" draw:text-style-name="P1" draw:layer="layout" svg:x1="3.41cm" svg:y1="3.872cm" svg:x2="3.41cm" svg:y2="2.856cm">
          <text:p/>
        </draw:line>
        <draw:line draw:style-name="gr3" draw:text-style-name="P1" draw:layer="layout" svg:x1="3.918cm" svg:y1="1.84cm" svg:x2="4.68cm" svg:y2="1.84cm">
          <text:p/>
        </draw:line>
        <draw:line draw:style-name="gr4" draw:text-style-name="P1" draw:layer="layout" svg:x1="2.378cm" svg:y1="1.84cm" svg:x2="3.283cm" svg:y2="1.84cm">
          <text:p/>
        </draw:line>
        <draw:line draw:style-name="gr3" draw:text-style-name="P1" draw:layer="layout" svg:x1="2.394cm" svg:y1="2.348cm" svg:x2="3.283cm" svg:y2="2.348cm">
          <text:p/>
        </draw:line>
        <draw:custom-shape draw:style-name="gr1" draw:text-style-name="P1" draw:layer="layout" svg:width="1.878cm" svg:height="1.182cm" svg:x="5.416cm" svg:y="3.89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91cm" svg:height="0.789cm" svg:x="5.326cm" svg:y="4.126cm">
          <draw:text-box>
            <text:p text:style-name="P4"><text:span text:style-name="T1">Navigate</text:span></text:p>
          </draw:text-box>
        </draw:frame>
        <draw:line draw:style-name="gr5" draw:text-style-name="P1" draw:layer="layout" svg:x1="6.41cm" svg:y1="2.856cm" svg:x2="6.41cm" svg:y2="3.872cm">
          <text:p/>
        </draw:line>
        <draw:custom-shape draw:style-name="gr1" draw:text-style-name="P1" xml:id="id2" draw:id="id2" draw:layer="layout" svg:width="2.07cm" svg:height="3.874cm" svg:x="8.317cm" svg:y="1.20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67cm" svg:height="1.727cm" svg:x="8.079cm" svg:y="2.643cm">
          <draw:text-box>
            <text:p text:style-name="P2"><text:span text:style-name="T1">Execution Trace</text:span></text:p>
          </draw:text-box>
        </draw:frame>
        <draw:connector draw:style-name="gr7" draw:text-style-name="P1" draw:layer="layout" svg:x1="3.609cm" svg:y1="1.297cm" svg:x2="9.352cm" svg:y2="1.205cm" draw:start-shape="id1" draw:start-glue-point="0" draw:end-shape="id2" draw:end-glue-point="0" svg:d="m3609 1297v-593h5743v501">
          <text:p/>
        </draw:connector>
        <draw:custom-shape draw:style-name="gr8" draw:text-style-name="P6" draw:layer="layout" svg:width="2.954cm" svg:height="1.115cm" svg:x="11.216cm" svg:y="1.2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2.954cm" svg:height="0.985cm" svg:x="11.216cm" svg:y="2.697cm">
          <text:p text:style-name="P1"><text:span text:style-name="T1">Invariant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954cm" svg:height="1.143cm" svg:x="11.216cm" svg:y="3.936cm">
          <text:p text:style-name="P1"><text:span text:style-name="T1">Function Call </text:span></text:p>
          <text:p text:style-name="P1"><text:span text:style-name="T1">Graph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414cm" svg:y1="1.777cm" svg:x2="11.176cm" svg:y2="1.777cm">
          <text:p/>
        </draw:line>
        <draw:line draw:style-name="gr9" draw:text-style-name="P1" draw:layer="layout" svg:x1="10.414cm" svg:y1="3.177cm" svg:x2="11.176cm" svg:y2="3.177cm">
          <text:p/>
        </draw:line>
        <draw:line draw:style-name="gr9" draw:text-style-name="P1" draw:layer="layout" svg:x1="10.414cm" svg:y1="4.477cm" svg:x2="11.176cm" svg:y2="4.477cm">
          <text:p/>
        </draw:line>
        <draw:custom-shape draw:style-name="gr8" draw:text-style-name="P6" draw:layer="layout" svg:width="1.759cm" svg:height="1.143cm" svg:x="15.216cm" svg:y="3.93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197cm" svg:y1="4.544cm" svg:x2="15.213cm" svg:y2="4.544cm">
          <text:p/>
        </draw:line>
        <draw:custom-shape draw:style-name="gr8" draw:text-style-name="P6" draw:layer="layout" svg:width="2.396cm" svg:height="1.115cm" svg:x="14.916cm" svg:y="1.29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91cm" svg:height="1.199cm" svg:x="14.927cm" svg:y="3.936cm">
          <draw:text-box>
            <text:p text:style-name="P2"><text:span text:style-name="T1">Function Rank</text:span></text:p>
          </draw:text-box>
        </draw:frame>
        <draw:frame draw:style-name="gr2" draw:text-style-name="P3" draw:layer="layout" svg:width="2.291cm" svg:height="1.199cm" svg:x="15.027cm" svg:y="1.269cm">
          <draw:text-box>
            <text:p text:style-name="P2"><text:span text:style-name="T1">Variable Selection</text:span></text:p>
          </draw:text-box>
        </draw:frame>
        <draw:frame draw:style-name="gr2" draw:text-style-name="P5" xml:id="id4" draw:id="id4" draw:layer="layout" svg:width="3.409cm" svg:height="1.199cm" svg:x="11.027cm" svg:y="1.327cm">
          <draw:text-box>
            <text:p text:style-name="P1"><text:span text:style-name="T1">Variable Usage </text:span></text:p>
            <text:p text:style-name="P1"><text:span text:style-name="T1">Frequency</text:span></text:p>
          </draw:text-box>
        </draw:frame>
        <draw:line draw:style-name="gr9" draw:text-style-name="P1" draw:layer="layout" svg:x1="14.214cm" svg:y1="1.877cm" svg:x2="14.976cm" svg:y2="1.877cm">
          <text:p/>
        </draw:line>
        <draw:connector draw:style-name="gr10" draw:text-style-name="P1" draw:layer="layout" draw:line-skew="-0.485cm" svg:x1="14.17cm" svg:y1="3.189cm" svg:x2="14.436cm" svg:y2="1.926cm" draw:start-shape="id3" draw:start-glue-point="1" draw:end-shape="id4" svg:d="m14170 3189h281v-1263h-15">
          <text:p/>
        </draw:connector>
        <draw:line draw:style-name="gr9" draw:text-style-name="P1" draw:layer="layout" svg:x1="16.075cm" svg:y1="3.936cm" svg:x2="16.075cm" svg:y2="2.412cm">
          <text:p/>
        </draw:line>
        <draw:custom-shape draw:style-name="gr8" draw:text-style-name="P6" draw:layer="layout" svg:width="2.396cm" svg:height="1.115cm" svg:x="18.016cm" svg:y="1.29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91cm" svg:height="1.199cm" svg:x="18.127cm" svg:y="1.27cm">
          <draw:text-box>
            <text:p text:style-name="P2"><text:span text:style-name="T1">Variable Mutation</text:span></text:p>
          </draw:text-box>
        </draw:frame>
        <draw:line draw:style-name="gr9" draw:text-style-name="P1" draw:layer="layout" svg:x1="17.314cm" svg:y1="1.877cm" svg:x2="18.076cm" svg:y2="1.877cm">
          <text:p/>
        </draw:line>
        <draw:custom-shape draw:style-name="gr8" draw:text-style-name="P6" draw:layer="layout" svg:width="2.396cm" svg:height="1.143cm" svg:x="18.016cm" svg:y="3.9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91cm" svg:height="1.199cm" svg:x="18.127cm" svg:y="3.871cm">
          <draw:text-box>
            <text:p text:style-name="P2"><text:span text:style-name="T1">Branch Mutation</text:span></text:p>
          </draw:text-box>
        </draw:frame>
        <draw:custom-shape draw:style-name="gr1" draw:text-style-name="P1" draw:layer="layout" svg:width="2.07cm" svg:height="3.584cm" svg:x="8.317cm" svg:y="5.30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67cm" svg:height="1.727cm" svg:x="8.08cm" svg:y="6.544cm">
          <draw:text-box>
            <text:p text:style-name="P2"><text:span text:style-name="T1">JavaScript Code</text:span></text:p>
          </draw:text-box>
        </draw:frame>
        <draw:custom-shape draw:style-name="gr8" draw:text-style-name="P6" xml:id="id5" draw:id="id5" draw:layer="layout" svg:width="2.954cm" svg:height="1.143cm" svg:x="11.216cm" svg:y="5.337cm">
          <text:p text:style-name="P1"><text:span text:style-name="T1">Static Cyclo </text:span></text:p>
          <text:p text:style-name="P1"><text:span text:style-name="T1">Complexity 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414cm" svg:y1="5.877cm" svg:x2="11.176cm" svg:y2="5.877cm">
          <text:p/>
        </draw:line>
        <draw:line draw:style-name="gr9" draw:text-style-name="P1" xml:id="id6" draw:id="id6" draw:layer="layout" svg:x1="16.991cm" svg:y1="4.544cm" svg:x2="18.007cm" svg:y2="4.544cm">
          <text:p/>
        </draw:line>
        <draw:connector draw:style-name="gr10" draw:text-style-name="P1" draw:layer="layout" draw:line-skew="1.804cm" svg:x1="14.17cm" svg:y1="5.908cm" svg:x2="16.991cm" svg:y2="4.544cm" draw:start-shape="id5" draw:start-glue-point="1" draw:end-shape="id6" draw:end-glue-point="3" svg:d="m14170 5908h3202v-1364h-381">
          <text:p/>
        </draw:connector>
        <draw:line draw:style-name="gr9" draw:text-style-name="P1" draw:layer="layout" svg:x1="10.414cm" svg:y1="4.477cm" svg:x2="11.176cm" svg:y2="4.477cm">
          <text:p/>
        </draw:line>
        <draw:custom-shape draw:style-name="gr8" draw:text-style-name="P6" draw:layer="layout" svg:width="2.396cm" svg:height="1.143cm" svg:x="18.016cm" svg:y="6.33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62cm" svg:height="1.199cm" svg:x="17.927cm" svg:y="6.371cm">
          <draw:text-box>
            <text:p text:style-name="P2"><text:span text:style-name="T1">JS Specific Mutation</text:span></text:p>
          </draw:text-box>
        </draw:frame>
        <draw:custom-shape draw:style-name="gr8" draw:text-style-name="P6" draw:layer="layout" svg:width="2.396cm" svg:height="1.143cm" svg:x="18.016cm" svg:y="7.73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62cm" svg:height="1.199cm" svg:x="17.927cm" svg:y="7.771cm">
          <draw:text-box>
            <text:p text:style-name="P2"><text:span text:style-name="T1">JS DOM Mutation</text:span></text:p>
          </draw:text-box>
        </draw:frame>
        <draw:line draw:style-name="gr9" draw:text-style-name="P1" draw:layer="layout" svg:x1="10.387cm" svg:y1="6.957cm" svg:x2="18.007cm" svg:y2="6.957cm">
          <text:p/>
        </draw:line>
        <draw:line draw:style-name="gr9" draw:text-style-name="P1" draw:layer="layout" svg:x1="10.387cm" svg:y1="8.357cm" svg:x2="18.007cm" svg:y2="8.357cm">
          <text:p/>
        </draw:line>
        <draw:custom-shape draw:style-name="gr12" draw:text-style-name="P1" draw:layer="layout" svg:width="20.574cm" svg:height="9.017cm" svg:x="0.227cm" svg:y="0.253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Rounded_20_short_20_Arrow" draw:marker-start-width="0.2cm" draw:marker-start-center="false" draw:marker-end-width="0.2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svg:stroke-color="#000000" draw:marker-start="Symmetric_20_Arrow" draw:marker-start-width="0.203cm" draw:marker-end-width="0.203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cm" fo:margin-left="0cm" fo:margin-right="0cm" fo:page-width="21.006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bnam </meta:initial-creator>
    <meta:creation-date>2012-08-18T19:16:53</meta:creation-date>
    <dc:date>2012-09-07T16:52:06</dc:date>
    <dc:creator>shabnam </dc:creator>
    <meta:editing-duration>PT2H4M18S</meta:editing-duration>
    <meta:editing-cycles>33</meta:editing-cycles>
    <meta:generator>LibreOffice/3.4$Unix LibreOffice_project/340m1$Build-302</meta:generator>
    <meta:document-statistic meta:object-count="53"/>
  </office:meta>
</office:document-meta>
</file>